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style:font-name="Courier" style:font-name-asian="Courier" style:font-name-complex="Couri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ourier" style:font-name-asian="Courier" style:font-name-complex="Couri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4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2">
            <text:p>Physical Properties for siromB_Gazebo_Frame</text:p>
          </table:table-cell>
          <table:table-cell table:number-columns-repeated="7" table:style-name="ce3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}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0.443 kg (Relative Error = 0.000219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142740.424 mm^2 (Relative Error = 0.000282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443193.984 mm^3 (Relative Error = 0.000219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41.890 mm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office:string-value="0.443" table:formula="of:=LEFT([.E7]; SEARCH(&quot; &quot;; [.E7])-1)" table:style-name="ce8">
            <text:p>0.443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0.540 mm (Relative Error = 0.000219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38.125 mm (Relative Error = 0.000219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41.890" table:formula="of:=LEFT([.E11]; SEARCH(&quot; &quot;; [.E11])-1)" table:style-name="ce1">
            <text:p>41.890</text:p>
          </table:table-cell>
          <table:table-cell office:value-type="string" table:style-name="ce1">
            <text:p>mm</text:p>
          </table:table-cell>
          <table:table-cell office:value-type="float" office:value="4.1890000000000004E-2" table:formula="of:=[.P14]/1000" table:style-name="ce8">
            <text:p>0.04189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586.674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0.540" table:formula="of:=LEFT([.E12]; SEARCH(&quot; &quot;; [.E12])-1)" table:style-name="ce1">
            <text:p>0.540</text:p>
          </table:table-cell>
          <table:table-cell office:value-type="string" table:style-name="ce1">
            <text:p>mm</text:p>
          </table:table-cell>
          <table:table-cell office:value-type="float" office:value="5.4000000000000001E-4" table:formula="of:=[.P15]/1000" table:style-name="ce8">
            <text:p>0.00054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33.318 kg mm^2 (Relative Error = 0.000219%)</text:p>
          </table:table-cell>
          <table:table-cell office:value-type="string" table:style-name="ce6">
            <text:p>564.343 kg mm^2 (Relative Error = 0.000219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38.125" table:formula="of:=LEFT([.E13]; SEARCH(&quot; &quot;; [.E13])-1)" table:style-name="ce1">
            <text:p>38.125</text:p>
          </table:table-cell>
          <table:table-cell office:value-type="string" table:style-name="ce1">
            <text:p>mm</text:p>
          </table:table-cell>
          <table:table-cell office:value-type="float" office:value="3.8124999999999999E-2" table:formula="of:=[.P16]/1000" table:style-name="ce8">
            <text:p>0.038125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25.116 kg mm^2 (Relative Error = 0.000219%)</text:p>
          </table:table-cell>
          <table:table-cell office:value-type="string" table:style-name="ce6">
            <text:p>11.451 kg mm^2 (Relative Error = 0.000219%)</text:p>
          </table:table-cell>
          <table:table-cell office:value-type="string" table:style-name="ce6">
            <text:p>1013.838 kg mm^2 (Relative Error = 0.000219%)</text:p>
          </table:table-cell>
          <table:table-cell table:number-columns-repeated="3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Rotation to principal axes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1230.997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1.71" table:formula="of:=LEFT([.E27]; SEARCH(&quot; &quot;; [.E27])-1)" table:style-name="ce1">
            <text:p>1.71</text:p>
          </table:table-cell>
          <table:table-cell office:value-type="string" table:style-name="ce1">
            <text:p>deg</text:p>
          </table:table-cell>
          <table:table-cell office:value-type="float" office:value="2.9845130209103034E-2" table:formula="of:=([.P19]/180)*PI()" table:style-name="ce8">
            <text:p>0.02984513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23.293 kg mm^2 (Relative Error = 0.000219%)</text:p>
          </table:table-cell>
          <table:table-cell office:value-type="string" table:style-name="ce6">
            <text:p>1986.247 kg mm^2 (Relative Error = 0.000219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-3.48" table:formula="of:=LEFT([.E28]; SEARCH(&quot; &quot;; [.E28])-1)" table:style-name="ce1">
            <text:p>-3.48</text:p>
          </table:table-cell>
          <table:table-cell office:value-type="string" table:style-name="ce1">
            <text:p>deg</text:p>
          </table:table-cell>
          <table:table-cell office:value-type="float" office:value="-6.0737457969402671E-2" table:formula="of:=([.P20]/180)*PI()" table:style-name="ce8">
            <text:p>-0.060737458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682.695 kg mm^2 (Relative Error = 0.000219%)</text:p>
          </table:table-cell>
          <table:table-cell office:value-type="string" table:style-name="ce6">
            <text:p>2.327 kg mm^2 (Relative Error = 0.000219%)</text:p>
          </table:table-cell>
          <table:table-cell office:value-type="string" table:style-name="ce6">
            <text:p>1791.677 kg mm^2 (Relative Error = 0.000219%)</text:p>
          </table:table-cell>
          <table:table-cell table:number-columns-repeated="3" table:style-name="ce6"/>
          <table:table-cell table:style-name="ce7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-36.07" table:formula="of:=LEFT([.E29]; SEARCH(&quot; &quot;; [.E29])-1)" table:style-name="ce1">
            <text:p>-36.07</text:p>
          </table:table-cell>
          <table:table-cell office:value-type="string" table:style-name="ce1">
            <text:p>deg</text:p>
          </table:table-cell>
          <table:table-cell office:value-type="float" office:value="-0.62954026119435469" table:formula="of:=([.P21]/180)*PI()" table:style-name="ce8">
            <text:p>-0.629540261</text:p>
          </table:table-cell>
          <table:table-cell office:value-type="string" table:style-name="ce1">
            <text:p>rads</text:p>
          </table:table-cell>
          <table:table-cell table:number-columns-repeated="2" table:style-name="ce1"/>
          <table:table-cell office:value-type="string" table:style-name="ce1">
            <text:p>Newline</text:p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0" table:style-name="ce1"/>
          <table:table-cell office:value-type="string" office:string-value="&#10;" table:formula="of:=CHAR(10)" table:style-name="ce1">
            <text:p/>
            <text:p/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608.839 kg mm^2 (Relative Error = 0.000219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Principal Momens of Inertia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540.307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608.839" table:formula="of:=LEFT([.E23]; SEARCH(&quot; &quot;; [.E23])-1)" table:style-name="ce1">
            <text:p>608.839</text:p>
          </table:table-cell>
          <table:table-cell office:value-type="string" table:style-name="ce1">
            <text:p>kg.mm^2</text:p>
          </table:table-cell>
          <table:table-cell office:value-type="float" office:value="6.0883900000000002E-4" table:formula="of:=[.P24]/1000000" table:style-name="ce8">
            <text:p>0.000608839</text:p>
          </table:table-cell>
          <table:table-cell office:value-type="string" table:style-name="ce1">
            <text:p>kg.m^2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1015.708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540.307" table:formula="of:=LEFT([.E24]; SEARCH(&quot; &quot;; [.E24])-1)" table:style-name="ce1">
            <text:p>540.307</text:p>
          </table:table-cell>
          <table:table-cell office:value-type="string" table:style-name="ce1">
            <text:p>kg.mm^2</text:p>
          </table:table-cell>
          <table:table-cell office:value-type="float" office:value="5.4030700000000007E-4" table:formula="of:=[.P25]/1000000" table:style-name="ce8">
            <text:p>0.000540307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1015.708" table:formula="of:=LEFT([.E25]; SEARCH(&quot; &quot;; [.E25])-1)" table:style-name="ce1">
            <text:p>1015.708</text:p>
          </table:table-cell>
          <table:table-cell office:value-type="string" table:style-name="ce1">
            <text:p>kg.mm^2</text:p>
          </table:table-cell>
          <table:table-cell office:value-type="float" office:value="1.0157079999999999E-3" table:formula="of:=[.P26]/1000000" table:style-name="ce8">
            <text:p>0.001015708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1.71 deg (Relative Error = 0.000219%)</text:p>
          </table:table-cell>
          <table:table-cell table:number-columns-repeated="5" table:style-name="ce6"/>
          <table:table-cell table:style-name="ce7"/>
          <table:table-cell table:number-columns-repeated="9"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-3.48 deg (Relative Error = 0.000219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    &lt;interial&gt;&#10;      &lt;mass value=&quot;0.443&quot;/&gt;\n&#10;      &lt;origin xyz=&quot;0.04189 0.00054 0.038125&quot; rpy=&quot;0.029845130209103 -0.0607374579694027 -0.629540261194355/&gt;&#10;&#10;      &lt;inertia&#10;&#10;        ixy=&quot;0.000608839&quot; ixz=&quot;0.0&quot; ixz=&quot;0.0&quot;&#10;&#10;        iyy=&quot;0.000540307&quot; iyz=&quot;0.0&quot;&#10;&#10;        izz=&quot;0.001015708&quot; /&gt;&#10;&#10;    &lt;/interial&gt;" table:formula="of:=CONCATENATE([.V28];[.V22];[.V29];CHAR(10);CHAR(13);[.V30];CHAR(10);CHAR(13);[.V31])" table:number-columns-spanned="6" table:number-rows-spanned="10" table:style-name="ce16">
            <text:p><text:s text:c="4"/>&lt;interial&gt;</text:p>
            <text:p><text:s text:c="6"/>&lt;mass value="0.443"/&gt;\n</text:p>
            <text:p><text:s text:c="6"/>&lt;origin xyz="0.04189 0.00054 0.038125" rpy="0.029845130209103 -0.0607374579694027 -0.629540261194355/&gt;</text:p>
            <text:p><text:line-break/> <text:s text:c="5"/>&lt;inertia</text:p>
            <text:p><text:line-break/> <text:s text:c="7"/>ixy="0.000608839" ixz="0.0" ixz="0.0"</text:p>
            <text:p><text:line-break/> <text:s text:c="7"/>iyy="0.000540307" iyz="0.0"</text:p>
            <text:p><text:line-break/> <text:s text:c="7"/>izz="0.001015708" /&gt;</text:p>
            <text:p><text:line-break/> <text:s text:c="3"/>&lt;/interial&gt;</text:p>
          </table:table-cell>
          <table:covered-table-cell table:number-columns-repeated="5"/>
          <table:table-cell table:style-name="ce1"/>
          <table:table-cell table:style-name="ce9"/>
          <table:table-cell office:value-type="string" office:string-value="    &lt;interial&gt;&#10;      &lt;mass value=&quot;0.443&quot;/&gt;\n" table:formula="of:=CONCATENATE(&quot;    &lt;interial&gt;&quot;;[.V22];&quot;      &lt;mass value=&quot;&quot;&quot;; [.O11]; &quot;&quot;&quot;/&gt;\n&quot;)" table:style-name="ce10">
            <text:p><text:s text:c="4"/>&lt;interial&gt;</text:p>
            <text:p><text:s text:c="6"/>&lt;mass value="0.443"/&gt;\n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2">
          <table:table-cell table:number-columns-repeated="2"/>
          <table:table-cell table:style-name="ce11"/>
          <table:table-cell office:value-type="string" table:style-name="ce12">
            <text:p>Rz:</text:p>
          </table:table-cell>
          <table:table-cell office:value-type="string" table:style-name="ce12">
            <text:p>-36.07 deg (Relative Error = 0.000219%)</text:p>
          </table:table-cell>
          <table:table-cell table:number-columns-repeated="5" table:style-name="ce12"/>
          <table:table-cell table:style-name="ce13"/>
          <table:table-cell table:number-columns-repeated="2" table:style-name="ce1"/>
          <table:covered-table-cell/>
          <table:covered-table-cell table:number-columns-repeated="5"/>
          <table:table-cell table:style-name="ce1"/>
          <table:table-cell table:style-name="ce9"/>
          <table:table-cell office:value-type="string" office:string-value="      &lt;origin xyz=&quot;0.04189 0.00054 0.038125&quot; rpy=&quot;0.029845130209103 -0.0607374579694027 -0.629540261194355/&gt;" table:formula="of:=CONCATENATE(&quot;      &lt;origin xyz=&quot;&quot;&quot;; [.R14]; &quot; &quot;; [.R15]; &quot; &quot;; [.R16]; &quot;&quot;&quot; rpy=&quot;&quot;&quot;; [.R19];&quot; &quot;;[.R20];&quot; &quot;;[.R21];&quot;/&gt;&quot;)" table:style-name="ce10">
            <text:p><text:s text:c="6"/>&lt;origin xyz="0.04189 0.00054 0.038125" rpy="0.029845130209103 -0.0607374579694027 -0.629540261194355/&gt;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9"/>
          <table:table-cell office:value-type="string" office:string-value="      &lt;inertia&#10;&#10;        ixy=&quot;0.000608839&quot; ixz=&quot;0.0&quot; ixz=&quot;0.0&quot;&#10;&#10;        iyy=&quot;0.000540307&quot; iyz=&quot;0.0&quot;&#10;&#10;        izz=&quot;0.001015708&quot; /&gt;" table:formula="of:=CONCATENATE(&quot;      &lt;inertia&quot;; CHAR(10); CHAR(13); &quot;        ixy=&quot;&quot;&quot;;[.R24];&quot;&quot;&quot; ixz=&quot;&quot;0.0&quot;&quot; ixz=&quot;&quot;0.0&quot;&quot;&quot;;CHAR(10);CHAR(13);&quot;        iyy=&quot;&quot;&quot;;[.R25];&quot;&quot;&quot; iyz=&quot;&quot;0.0&quot;&quot;&quot;;CHAR(10);CHAR(13);&quot;        izz=&quot;&quot;&quot;;[.R26];&quot;&quot;&quot; /&gt;&quot;)" table:style-name="ce10">
            <text:p><text:s text:c="6"/>&lt;inertia</text:p>
            <text:p><text:line-break/> <text:s text:c="7"/>ixy="0.000608839" ixz="0.0" ixz="0.0"</text:p>
            <text:p><text:line-break/> <text:s text:c="7"/>iyy="0.000540307" iyz="0.0"</text:p>
            <text:p><text:line-break/> <text:s text:c="7"/>izz="0.001015708" /&gt;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9"/>
          <table:table-cell office:value-type="string" office:string-value="    &lt;/interial&gt;" table:formula="of:=&quot;    &lt;/interial&gt;&quot;" table:style-name="ce10">
            <text:p><text:s text:c="4"/>&lt;/interial&gt;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number-columns-repeated="7" table:style-name="ce9"/>
          <table:table-cell table:number-columns-repeated="16357"/>
        </table:table-row>
        <table:table-row table:number-rows-repeated="5" table:style-name="ro1">
          <table:table-cell table:number-columns-repeated="13"/>
          <table:covered-table-cell/>
          <table:covered-table-cell table:number-columns-repeated="5"/>
          <table:table-cell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13"/>
          <table:table-cell table:number-columns-repeated="7" table:style-name="ce1"/>
          <table:table-cell table:number-columns-repeated="7" table:style-name="ce9"/>
          <table:table-cell table:number-columns-repeated="1635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9T14:29:57Z</dc:date>
    <meta:editing-cycles>1</meta:editing-cycles>
    <meta:editing-duration>PT111S</meta:editing-duration>
  </office:meta>
</office:document-meta>
</file>